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paragraph-rsid="0001f32a"/>
    </style:style>
    <style:style style:name="P3" style:family="paragraph" style:parent-style-name="Standard">
      <style:text-properties style:font-name="DejaVu Sans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text-properties style:font-name="DejaVu Sans" officeooo:rsid="0003ce68" officeooo:paragraph-rsid="0003ce68"/>
    </style:style>
    <style:style style:name="P5" style:family="paragraph" style:parent-style-name="Standard">
      <style:text-properties style:font-name="DejaVu Sans Mono"/>
    </style:style>
    <style:style style:name="T1" style:family="text">
      <style:text-properties style:font-name="DejaVu Sans Mono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paragraph describing the work, results and conclusions </text:p>
      <text:p text:style-name="P1"/>
      <text:p text:style-name="P1"><text:span text:style-name="T2">Introduction</text:span></text:p>
      <text:p text:style-name="P1"/>
      <text:p text:style-name="P4">In this paper I will explain my though processes and plans for the creation of the Karaoke Machine coursework. I will also discuss and evaluate my success with regards to both the project goals and my own personal goals.</text:p>
      <text:p text:style-name="P4"/>
      <text:p text:style-name="P4">Write about layout</text:p>
      <text:p text:style-name="P1"/>
      <text:p text:style-name="P3">Design</text:p>
      <text:p text:style-name="P3"/>
      <text:p text:style-name="P1">– pseudo code</text:p>
      <text:p text:style-name="P1">– analysis of time complexity of solution</text:p>
      <text:p text:style-name="P1">– GUI mock-ups/wireframe diagrams (not screen shots of ﬁnal application)</text:p>
      <text:p text:style-name="P1"/>
      <text:p text:style-name="P1"/>
      <text:p text:style-name="P3">Testing</text:p>
      <text:p text:style-name="P3"/>
      <text:p text:style-name="P1">– description of the testing approach(es) used</text:p>
      <text:p text:style-name="P1">– evidence of testing, e.g. testing result tables</text:p>
      <text:p text:style-name="P1"/>
      <text:p text:style-name="P1"/>
      <text:p text:style-name="P3">Conclusion</text:p>
      <text:p text:style-name="P3"/>
      <text:p text:style-name="P1">– summary of work done</text:p>
      <text:p text:style-name="P2">– limitations of your approach and critical reﬂection of your work</text:p>
      <text:p text:style-name="P2">– how would you approach a similar project diﬀerently in future</text:p>
      <text:p text:style-name="P1">• References </text:p>
      <text:p text:style-name="P1">– any references here should have matching in-text references</text:p>
      <text:p text:style-name="P1">– any work which is not your own must be referenced</text:p>
      <text:p text:style-name="P1">– using the Harvard reference system</text:p>
      <text:p text:style-name="P1"/>
      <text:p text:style-name="P1"/>
      <text:p text:style-name="P3">Appendices</text:p>
      <text:p text:style-name="P3"/>
      <text:p text:style-name="P1">The only class created for this project beyond the main program (which is treated as a functional program) and the classes imported and used by Java FX is the class below, called <text:span text:style-name="T1">Song.java</text:span></text:p>
      <text:p text:style-name="P1"/>
      <text:p text:style-name="P5">public class Song implements Comparable&lt;Song&gt;{</text:p>
      <text:p text:style-name="P5"><text:s text:c="4"/>private String title;</text:p>
      <text:p text:style-name="P5"><text:s text:c="4"/>private String artist;</text:p>
      <text:p text:style-name="P5"><text:s text:c="4"/>private int runningTime;</text:p>
      <text:p text:style-name="P5"><text:s text:c="4"/>private String fileName;</text:p>
      <text:p text:style-name="P5"/>
      <text:p text:style-name="P5"><text:soft-page-break/><text:s text:c="4"/>public Song(String title, String artist, int runningTime, String fileName){</text:p>
      <text:p text:style-name="P5"><text:s text:c="8"/>this.title = title;</text:p>
      <text:p text:style-name="P5"><text:s text:c="8"/>this.artist = artist;</text:p>
      <text:p text:style-name="P5"><text:s text:c="8"/>this.runningTime = runningTime;</text:p>
      <text:p text:style-name="P5"><text:s text:c="8"/>this.fileName = fileName;</text:p>
      <text:p text:style-name="P5"><text:s text:c="4"/>}</text:p>
      <text:p text:style-name="P5"/>
      <text:p text:style-name="P5"><text:s text:c="4"/>public String getTitle(){</text:p>
      <text:p text:style-name="P5"><text:s text:c="8"/>return this.title;</text:p>
      <text:p text:style-name="P5"><text:s text:c="4"/>}</text:p>
      <text:p text:style-name="P5"/>
      <text:p text:style-name="P5"><text:s text:c="4"/>public String getArtist(){</text:p>
      <text:p text:style-name="P5"><text:s text:c="8"/>return this.artist;</text:p>
      <text:p text:style-name="P5"><text:s text:c="4"/>}</text:p>
      <text:p text:style-name="P5"/>
      <text:p text:style-name="P5"><text:s text:c="4"/>public int getRunningTime(){</text:p>
      <text:p text:style-name="P5"><text:s text:c="8"/>return this.runningTime;</text:p>
      <text:p text:style-name="P5"><text:s text:c="4"/>}</text:p>
      <text:p text:style-name="P5"/>
      <text:p text:style-name="P5"><text:s text:c="4"/>public String getFileName(){</text:p>
      <text:p text:style-name="P5"><text:s text:c="8"/>return this.fileName;</text:p>
      <text:p text:style-name="P5"><text:s text:c="4"/>}</text:p>
      <text:p text:style-name="P5"/>
      <text:p text:style-name="P5"><text:s text:c="4"/>@Override</text:p>
      <text:p text:style-name="P5"><text:s text:c="4"/>public String toString(){</text:p>
      <text:p text:style-name="P5"><text:s text:c="8"/>return "\nTitle: " + title + "\nArtist: " + artist + "\nRunning time: " + runningTime + "\nFile name: " + fileName;</text:p>
      <text:p text:style-name="P5"><text:s text:c="4"/>}</text:p>
      <text:p text:style-name="P5"><text:s text:c="4"/></text:p>
      <text:p text:style-name="P5"><text:s text:c="4"/>@Override</text:p>
      <text:p text:style-name="P5"><text:s text:c="4"/>public int compareTo(Song other){</text:p>
      <text:p text:style-name="P5"><text:s text:c="8"/>return getTitle().compareTo(other.getTitle());</text:p>
      <text:p text:style-name="P5"><text:s text:c="4"/>}</text:p>
      <text:p text:style-name="P5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0-03-07T18:58:47.638000000</dc:date>
    <meta:editing-duration>PT7M10S</meta:editing-duration>
    <meta:editing-cycles>1</meta:editing-cycles>
    <meta:document-statistic meta:table-count="0" meta:image-count="0" meta:object-count="0" meta:page-count="2" meta:paragraph-count="54" meta:word-count="266" meta:character-count="1967" meta:non-whitespace-character-count="1577"/>
  </office:meta>
</office:document-meta>
</file>